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right" draw:textarea-vertical-align="bottom"/>
    </style:style>
    <style:style style:name="gr4" style:family="graphic" style:parent-style-name="standard">
      <style:graphic-properties draw:marker-end="Arrow" draw:marker-end-width="0.3cm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start" fo:text-indent="0cm"/>
      <style:text-properties fo:font-size="10pt"/>
    </style:style>
    <style:style style:name="P5" style:family="paragraph">
      <style:paragraph-properties fo:text-align="center"/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54cm" svg:height="2.54cm" svg:x="9.525cm" svg:y="8.89cm">
          <text:p text:style-name="P1">IDL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2.54cm" svg:height="2.54cm" svg:x="16.51cm" svg:y="4.445cm">
          <text:p text:style-name="P1">AWAITING</text:p>
          <text:p text:style-name="P1">RESPON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2.54cm" svg:height="2.54cm" svg:x="24.13cm" svg:y="5.715cm">
          <text:p text:style-name="P1">READING</text:p>
          <text:p text:style-name="P1">RESPON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2.54cm" svg:height="2.54cm" svg:x="15.875cm" svg:y="15.875cm">
          <text:p text:style-name="P1">RESPONSE</text:p>
          <text:p text:style-name="P1">READ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2.54cm" svg:height="2.54cm" svg:x="5.715cm" svg:y="15.24cm">
          <text:p text:style-name="P1">RESPONSE</text:p>
          <text:p text:style-name="P1">READY</text:p>
          <text:p text:style-name="P1">READING</text:p>
          <text:p text:style-name="P1">UR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2.54cm" svg:height="2.54cm" svg:x="8.255cm" svg:y="2.54cm">
          <text:p text:style-name="P1">AWAITING</text:p>
          <text:p text:style-name="P1">RESPONSE</text:p>
          <text:p text:style-name="P1">READING UR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2.54cm" svg:height="2.54cm" svg:x="1.905cm" svg:y="8.255cm">
          <text:p text:style-name="P1">READING</text:p>
          <text:p text:style-name="P1">UR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draw:line-skew="0.783cm" svg:x1="9.525cm" svg:y1="10.159cm" svg:x2="4.073cm" svg:y2="10.423cm" draw:start-shape="id1" draw:start-glue-point="6" draw:end-shape="id2" draw:end-glue-point="9">
          <text:p text:style-name="P2">RX: URC</text:p>
        </draw:connector>
        <draw:connector draw:style-name="gr2" draw:text-style-name="P3" draw:layer="layout" draw:type="curve" svg:x1="4.073cm" svg:y1="8.625cm" svg:x2="9.895cm" svg:y2="9.26cm" draw:start-shape="id2" draw:start-glue-point="11" draw:end-shape="id1" draw:end-glue-point="5">
          <text:p text:style-name="P2">RX: URC END</text:p>
          <text:p text:style-name="P2">or</text:p>
          <text:p text:style-name="P2">Timeout</text:p>
        </draw:connector>
        <draw:connector draw:style-name="gr2" draw:text-style-name="P3" draw:layer="layout" draw:type="curve" svg:x1="6.085cm" svg:y1="15.61cm" svg:x2="3.174cm" svg:y2="10.795cm" draw:start-shape="id3" draw:start-glue-point="5" draw:end-shape="id2" draw:end-glue-point="8">
          <text:p text:style-name="P2">vgsm_read_response()</text:p>
          <text:p text:style-name="P2">vgsm_expect_ok()</text:p>
        </draw:connector>
        <draw:connector draw:style-name="gr3" draw:text-style-name="P4" draw:layer="layout" draw:type="curve" svg:x1="26.298cm" svg:y1="7.883cm" svg:x2="18.043cm" svg:y2="18.043cm" draw:start-shape="id4" draw:start-glue-point="9" draw:end-shape="id5" draw:end-glue-point="9">
          <text:p text:style-name="P4">RX: OK</text:p>
          <text:p text:style-name="P4">RX: CONNECT</text:p>
          <text:p text:style-name="P4">RX: NO CARRIER</text:p>
          <text:p text:style-name="P4">RX; ERROR</text:p>
          <text:p text:style-name="P4">RX: NO DIALTONE</text:p>
          <text:p text:style-name="P4">RX: BUSY</text:p>
          <text:p text:style-name="P4">RX: NO ANSWER</text:p>
          <text:p text:style-name="P4">RX: +CME ERROR: xx</text:p>
        </draw:connector>
        <draw:connector draw:style-name="gr2" draw:text-style-name="P3" draw:layer="layout" draw:type="curve" svg:x1="19.05cm" svg:y1="5.714cm" svg:x2="24.13cm" svg:y2="6.984cm" draw:start-shape="id6" draw:start-glue-point="10" draw:end-shape="id4" draw:end-glue-point="6">
          <text:p text:style-name="P2">RX: AT+PIPPO</text:p>
        </draw:connector>
        <draw:connector draw:style-name="gr2" draw:text-style-name="P2" draw:layer="layout" draw:type="curve" draw:line-skew="-1.697cm" svg:x1="17.779cm" svg:y1="4.445cm" svg:x2="18.678cm" svg:y2="4.815cm" draw:start-shape="id6" draw:start-glue-point="4" draw:end-shape="id6" draw:end-glue-point="11">
          <text:p text:style-name="P2">Timeout</text:p>
          <text:p text:style-name="P2">TX: AT+PIPPO</text:p>
        </draw:connector>
        <draw:connector draw:style-name="gr2" draw:text-style-name="P3" draw:layer="layout" draw:type="curve" svg:x1="16.88cm" svg:y1="4.815cm" svg:x2="10.423cm" svg:y2="2.91cm" draw:start-shape="id6" draw:start-glue-point="5" draw:end-shape="id7" draw:end-glue-point="11">
          <text:p text:style-name="P2">RX: URC</text:p>
        </draw:connector>
        <draw:connector draw:style-name="gr2" draw:text-style-name="P3" draw:layer="layout" draw:type="curve" svg:x1="10.423cm" svg:y1="4.708cm" svg:x2="16.51cm" svg:y2="5.714cm" draw:start-shape="id7" draw:start-glue-point="9" draw:end-shape="id6" draw:end-glue-point="6">
          <text:p text:style-name="P2">RX: URC END</text:p>
        </draw:connector>
        <draw:connector draw:style-name="gr2" draw:text-style-name="P3" draw:layer="layout" draw:type="curve" svg:x1="10.794cm" svg:y1="8.89cm" svg:x2="16.88cm" svg:y2="6.613cm" draw:start-shape="id1" draw:start-glue-point="4" draw:end-shape="id6" draw:end-glue-point="7">
          <text:p text:style-name="P2">Request(AT+PIPPO)</text:p>
          <text:p text:style-name="P2">TX: AT+PIPPO</text:p>
        </draw:connector>
        <draw:connector draw:style-name="gr2" draw:text-style-name="P3" draw:layer="layout" draw:type="curve" svg:x1="16.245cm" svg:y1="16.245cm" svg:x2="7.883cm" svg:y2="15.61cm" draw:start-shape="id5" draw:start-glue-point="5" draw:end-shape="id3" draw:end-glue-point="11">
          <text:p text:style-name="P2">RX: URC</text:p>
        </draw:connector>
        <draw:connector draw:style-name="gr2" draw:text-style-name="P3" draw:layer="layout" draw:type="curve" svg:x1="17.144cm" svg:y1="15.875cm" svg:x2="12.065cm" svg:y2="10.159cm" draw:start-shape="id5" draw:start-glue-point="4" draw:end-shape="id1" draw:end-glue-point="10">
          <text:p text:style-name="P2">vgsm_read_response()</text:p>
          <text:p text:style-name="P2">vgsm_expect_ok()</text:p>
        </draw:connector>
        <draw:connector draw:style-name="gr2" draw:text-style-name="P1" draw:layer="layout" draw:type="curve" draw:line-skew="-0.582cm 0.583cm" svg:x1="25.399cm" svg:y1="5.715cm" svg:x2="26.67cm" svg:y2="6.984cm" draw:start-shape="id4" draw:start-glue-point="4" draw:end-shape="id4" draw:end-glue-point="10">
          <text:p text:style-name="P1">RX: Line</text:p>
        </draw:connector>
        <draw:connector draw:style-name="gr2" draw:text-style-name="P5" draw:layer="layout" draw:type="curve" svg:x1="7.883cm" svg:y1="17.408cm" svg:x2="16.245cm" svg:y2="18.043cm" draw:start-shape="id3" draw:start-glue-point="9" draw:end-shape="id5" draw:end-glue-point="7">
          <text:p text:style-name="P1">RX: URC END</text:p>
          <text:p text:style-name="P1"><text:s/>or</text:p>
          <text:p text:style-name="P1">Timeout</text:p>
        </draw:connector>
        <draw:custom-shape draw:style-name="gr1" draw:text-style-name="P1" draw:id="id8" draw:layer="layout" svg:width="2.54cm" svg:height="2.54cm" svg:x="19.05cm" svg:y="10.16cm">
          <text:p text:style-name="P1">RECOVER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8.678cm" svg:y1="6.613cm" svg:x2="20.319cm" svg:y2="10.16cm" draw:start-shape="id6" draw:start-glue-point="9" draw:end-shape="id8" draw:end-glue-point="4">
          <text:p text:style-name="P2">Too many retries</text:p>
        </draw:connector>
        <draw:connector draw:style-name="gr2" draw:text-style-name="P1" draw:layer="layout" draw:type="curve" svg:x1="24.5cm" svg:y1="7.883cm" svg:x2="21.218cm" svg:y2="10.53cm" draw:start-shape="id4" draw:start-glue-point="7" draw:end-shape="id8" draw:end-glue-point="11">
          <text:p text:style-name="P1">Timeout</text:p>
        </draw:connector>
        <draw:connector draw:style-name="gr2" draw:text-style-name="P1" draw:layer="layout" draw:type="curve" svg:x1="18.043cm" svg:y1="16.245cm" svg:x2="20.319cm" svg:y2="12.7cm" draw:start-shape="id5" draw:start-glue-point="11" draw:end-shape="id8" draw:end-glue-point="8">
          <text:p text:style-name="P1">Timeout</text:p>
        </draw:connector>
        <draw:connector draw:style-name="gr2" draw:text-style-name="P1" draw:layer="layout" draw:type="curve" draw:line-skew="0.459cm" svg:x1="19.42cm" svg:y1="10.53cm" svg:x2="11.693cm" svg:y2="9.26cm" draw:start-shape="id8" draw:start-glue-point="5" draw:end-shape="id1" draw:end-glue-point="11">
          <text:p text:style-name="P1">Recovered</text:p>
        </draw:connector>
        <draw:custom-shape draw:style-name="gr1" draw:text-style-name="P1" draw:id="id9" draw:layer="layout" svg:width="2.54cm" svg:height="2.54cm" svg:x="1.905cm" svg:y="3.81cm">
          <text:p text:style-name="P1">BITBUCKE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curve" svg:x1="4.445cm" svg:y1="5.079cm" svg:x2="10.794cm" svg:y2="8.89cm" draw:start-shape="id9" draw:start-glue-point="10" draw:end-shape="id1" draw:end-glue-point="4">
          <text:p text:style-name="P2">Module Initialize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21T12:31:09</meta:creation-date>
    <dc:date>2005-12-22T01:15:13</dc:date>
    <meta:print-date>2005-12-21T13:09:58</meta:print-date>
    <dc:language>en-US</dc:language>
    <meta:editing-cycles>4</meta:editing-cycles>
    <meta:editing-duration>PT12H28M4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